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baf46" officeooo:paragraph-rsid="000baf46" style:font-size-asian="16pt" style:font-size-complex="18.25pt"/>
    </style:style>
    <style:style style:name="P3" style:family="paragraph" style:parent-style-name="Standard">
      <style:text-properties fo:font-size="22pt" fo:font-weight="bold" officeooo:rsid="000baf46" officeooo:paragraph-rsid="000baf46" style:font-size-asian="22pt" style:font-weight-asian="bold" style:font-size-complex="22pt" style:font-weight-complex="bold"/>
    </style:style>
    <style:style style:name="P4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6pt" fo:font-weight="normal" officeooo:rsid="000baf46" officeooo:paragraph-rsid="000baf46" style:font-size-asian="16pt" style:font-weight-asian="normal" style:font-size-complex="16pt" style:font-weight-complex="normal"/>
    </style:style>
    <style:style style:name="P8" style:family="paragraph" style:parent-style-name="Heading_20_1">
      <style:text-properties fo:font-size="18.25pt" style:font-size-asian="16pt" style:font-size-complex="18.25pt"/>
    </style:style>
    <style:style style:name="P9" style:family="paragraph" style:parent-style-name="Table_20_Contents">
      <style:text-properties fo:font-size="18.25pt" officeooo:rsid="0009b1ef" officeooo:paragraph-rsid="0009b1ef" style:font-size-asian="16pt" style:font-size-complex="18.25pt"/>
    </style:style>
    <style:style style:name="P10" style:family="paragraph" style:parent-style-name="Table_20_Contents">
      <style:text-properties fo:font-size="18.25pt" officeooo:rsid="000c9a31" officeooo:paragraph-rsid="000c9a31" style:font-size-asian="16pt" style:font-size-complex="18.25pt"/>
    </style:style>
    <style:style style:name="P11" style:family="paragraph" style:parent-style-name="Table_20_Contents">
      <style:text-properties fo:font-size="18.25pt" fo:font-weight="normal" officeooo:rsid="000baf46" officeooo:paragraph-rsid="000baf46" style:font-size-asian="16pt" style:font-weight-asian="normal" style:font-size-complex="18.25pt" style:font-weight-complex="normal"/>
    </style:style>
    <style:style style:name="P12" style:family="paragraph" style:parent-style-name="Table_20_Contents">
      <style:text-properties fo:font-size="16pt" officeooo:rsid="000baf46" officeooo:paragraph-rsid="000baf46" style:font-size-asian="16pt" style:font-size-complex="16pt"/>
    </style:style>
    <style:style style:name="T1" style:family="text">
      <style:text-properties style:font-name-asian="微软雅黑"/>
    </style:style>
    <style:style style:name="T2" style:family="text">
      <style:text-properties style:font-name-asian="微软雅黑" style:font-size-asian="22pt" style:font-weight-asian="bold"/>
    </style:style>
    <style:style style:name="T3" style:family="text">
      <style:text-properties style:font-name-asian="微软雅黑" style:font-size-asian="11pt"/>
    </style:style>
    <style:style style:name="T4" style:family="text">
      <style:text-properties fo:font-size="22pt" fo:font-weight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Tahoma"/>
    </style:style>
    <style:style style:name="T7" style:family="text">
      <style:text-properties style:font-name="Tahoma" fo:font-size="11pt"/>
    </style:style>
    <style:style style:name="T8" style:family="text">
      <style:text-properties fo:font-size="11pt"/>
    </style:style>
    <style:style style:name="T9" style:family="text">
      <style:text-properties fo:color="#ff0000"/>
    </style:style>
    <style:style style:name="T10" style:family="text">
      <style:text-properties fo:color="#ff0000" style:font-name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12.</text:span><text:span text:style-name="T2">节点遍历</text:span></text:h>
      <text:p text:style-name="P6"><text:span text:style-name="T10">C</text:span><text:span text:style-name="T9">hildren</text:span>():<text:span text:style-name="T1">获得父节点下的所有孩子节点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function myclick() {</text:p>
            <text:p text:style-name="P9"><text:tab/>/* $("ul li").each(function() {</text:p>
            <text:p text:style-name="P9"><text:tab/>alert($(this).html());<text:tab/></text:p>
            <text:p text:style-name="P9"><text:tab/>}) */</text:p>
            <text:p text:style-name="P9"><text:tab/>//获得ul下的孩子节点</text:p>
            <text:p text:style-name="P9"><text:tab/>var lis=$("ul").children();</text:p>
            <text:p text:style-name="P9"><text:tab/>lis.each(function() {</text:p>
            <text:p text:style-name="P9"><text:tab/><text:tab/>alert($(this).html());<text:tab/></text:p>
            <text:p text:style-name="P9"><text:tab/>})</text:p>
            <text:p text:style-name="P9"><text:tab/></text:p>
          </table:table-cell>
        </table:table-row>
      </table:table>
      <text:p text:style-name="P4"><text:span text:style-name="T10">N</text:span><text:span text:style-name="T9">ext</text:span>():<text:span text:style-name="T1">获得指定元素后面紧挨着的下一个元素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2">function login() {</text:p>
            <text:p text:style-name="P12"><text:tab/>//根据id选择器获得用户名的jQuery对象</text:p>
            <text:p text:style-name="P12"><text:tab/>var uname=$("#username");</text:p>
            <text:p text:style-name="P12"><text:tab/>var val=uname.val();</text:p>
            <text:p text:style-name="P12"><text:tab/>var reg=uname.attr("reg");</text:p>
            <text:p text:style-name="P12"><text:tab/>var tip=uname.attr("tip");</text:p>
            <text:p text:style-name="P12"><text:tab/>//创建正则式对象</text:p>
            <text:p text:style-name="P12"><text:tab/>var regexp =new RegExp(reg);</text:p>
            <text:p text:style-name="P12"><text:tab/>if(!regexp.test(val)){</text:p>
            <text:p text:style-name="P12"><text:tab/><text:tab/>//获得username紧挨的下个dom的jQuery对象</text:p>
            <text:p text:style-name="P12"><text:tab/><text:tab/>var spantip=uname.next();</text:p>
            <text:p text:style-name="P12"><text:tab/><text:tab/>spantip.html(tip);</text:p>
            <text:p text:style-name="P12"><text:tab/><text:tab/></text:p>
            <text:p text:style-name="P12"><text:tab/>}else{</text:p>
            <text:p text:style-name="P12"><text:tab/><text:tab/>//提交表单</text:p>
            <text:p text:style-name="P12"><text:tab/><text:tab/>$("#myform").submit();</text:p>
            <text:p text:style-name="P12"><text:tab/><text:tab/></text:p>
            <text:p text:style-name="P12"><text:tab/>}</text:p>
            <text:p text:style-name="P12">}</text:p>
          </table:table-cell>
        </table:table-row>
      </table:table>
      <text:p text:style-name="P5"><text:span text:style-name="T1"/></text:p>
      <text:p text:style-name="P1"/>
      <text:p text:style-name="P1"><text:soft-page-break/></text:p>
      <text:p text:style-name="P3">取得匹配元素前面紧邻的同辈元素的集合:prev()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1">var spantip=uname.prev();</text:p>
          </table:table-cell>
        </table:table-row>
      </table:table>
      <text:p text:style-name="P3">取得匹配元素前后所有的同辈元素: siblings()</text:p>
      <text:p text:style-name="P7"><text:span text:style-name="T6">S</text:span>iblings():<text:span text:style-name="T1">获得兄弟节点，不区分类型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0">function myclick1() {</text:p>
            <text:p text:style-name="P10"><text:tab/>//siblings获得兄弟节点</text:p>
            <text:p text:style-name="P10"><text:tab/>$("div p:first-child").siblings().each(function(){</text:p>
            <text:p text:style-name="P10"><text:tab/><text:tab/>alert($(this).html());</text:p>
            <text:p text:style-name="P10"><text:tab/>}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14S</meta:editing-duration>
    <meta:editing-cycles>5</meta:editing-cycles>
    <meta:generator>LibreOffice/5.3.0.3$Windows_X86_64 LibreOffice_project/7074905676c47b82bbcfbea1aeefc84afe1c50e1</meta:generator>
    <dc:date>2018-04-01T21:21:11.146000000</dc:date>
    <meta:document-statistic meta:table-count="4" meta:image-count="0" meta:object-count="0" meta:page-count="2" meta:paragraph-count="41" meta:word-count="194" meta:character-count="774" meta:non-whitespace-character-count="710"/>
    <meta:user-defined meta:name="Info 1"/>
    <meta:user-defined meta:name="Info 2"/>
    <meta:user-defined meta:name="Info 3"/>
    <meta:user-defined meta:name="Info 4"/>
  </office:meta>
</office:document-meta>
</file>